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Mach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string" calcext:value-type="string">
            <text:p>Slope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pes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pes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pes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ll possible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[.$B$2]*[.B7]+[.$C$2]*[.C7]+[.$D$2]*[.D7]+[.$E$2]*[.E7]+[.$F$2]*[.F7]" office:value-type="float" office:value="0" calcext:value-type="float">
            <text:p>0</text:p>
          </table:table-cell>
          <table:table-cell table:formula="of:=[.$B$3]*[.B7]+[.$C$3]*[.C7]+[.$D$3]*[.D7]+[.$E$3]*[.E7]+[.$F$3]*[.F7]" office:value-type="float" office:value="0" calcext:value-type="float">
            <text:p>0</text:p>
          </table:table-cell>
          <table:table-cell table:formula="of:=[.$B$4]*[.B7]+[.$C$4]*[.C7]+[.$D$4]*[.D7]+[.$E$4]*[.E7]+[.$F$4]*[.F7]" office:value-type="float" office:value="0" calcext:value-type="float">
            <text:p>0</text:p>
          </table:table-cell>
          <table:table-cell table:formula="of:=[.$B$5]*[.B7]+[.$C$5]*[.C7]+[.$D$5]*[.D7]+[.$E$5]*[.E7]+[.$F$5]*[.F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inations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[.$B$2]*[.B8]+[.$C$2]*[.C8]+[.$D$2]*[.D8]+[.$E$2]*[.E8]+[.$F$2]*[.F8]" office:value-type="float" office:value="1" calcext:value-type="float">
            <text:p>1</text:p>
          </table:table-cell>
          <table:table-cell table:formula="of:=[.$B$3]*[.B8]+[.$C$3]*[.C8]+[.$D$3]*[.D8]+[.$E$3]*[.E8]+[.$F$3]*[.F8]" office:value-type="float" office:value="6" calcext:value-type="float">
            <text:p>6</text:p>
          </table:table-cell>
          <table:table-cell table:formula="of:=[.$B$4]*[.B8]+[.$C$4]*[.C8]+[.$D$4]*[.D8]+[.$E$4]*[.E8]+[.$F$4]*[.F8]" office:value-type="float" office:value="11" calcext:value-type="float">
            <text:p>11</text:p>
          </table:table-cell>
          <table:table-cell table:formula="of:=[.$B$5]*[.B8]+[.$C$5]*[.C8]+[.$D$5]*[.D8]+[.$E$5]*[.E8]+[.$F$5]*[.F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[.$B$2]*[.B9]+[.$C$2]*[.C9]+[.$D$2]*[.D9]+[.$E$2]*[.E9]+[.$F$2]*[.F9]" office:value-type="float" office:value="2" calcext:value-type="float">
            <text:p>2</text:p>
          </table:table-cell>
          <table:table-cell table:formula="of:=[.$B$3]*[.B9]+[.$C$3]*[.C9]+[.$D$3]*[.D9]+[.$E$3]*[.E9]+[.$F$3]*[.F9]" office:value-type="float" office:value="7" calcext:value-type="float">
            <text:p>7</text:p>
          </table:table-cell>
          <table:table-cell table:formula="of:=[.$B$4]*[.B9]+[.$C$4]*[.C9]+[.$D$4]*[.D9]+[.$E$4]*[.E9]+[.$F$4]*[.F9]" office:value-type="float" office:value="12" calcext:value-type="float">
            <text:p>12</text:p>
          </table:table-cell>
          <table:table-cell table:formula="of:=[.$B$5]*[.B9]+[.$C$5]*[.C9]+[.$D$5]*[.D9]+[.$E$5]*[.E9]+[.$F$5]*[.F9]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[.$B$2]*[.B10]+[.$C$2]*[.C10]+[.$D$2]*[.D10]+[.$E$2]*[.E10]+[.$F$2]*[.F10]" office:value-type="float" office:value="3" calcext:value-type="float">
            <text:p>3</text:p>
          </table:table-cell>
          <table:table-cell table:formula="of:=[.$B$3]*[.B10]+[.$C$3]*[.C10]+[.$D$3]*[.D10]+[.$E$3]*[.E10]+[.$F$3]*[.F10]" office:value-type="float" office:value="13" calcext:value-type="float">
            <text:p>13</text:p>
          </table:table-cell>
          <table:table-cell table:formula="of:=[.$B$4]*[.B10]+[.$C$4]*[.C10]+[.$D$4]*[.D10]+[.$E$4]*[.E10]+[.$F$4]*[.F10]" office:value-type="float" office:value="23" calcext:value-type="float">
            <text:p>23</text:p>
          </table:table-cell>
          <table:table-cell table:formula="of:=[.$B$5]*[.B10]+[.$C$5]*[.C10]+[.$D$5]*[.D10]+[.$E$5]*[.E10]+[.$F$5]*[.F10]" office:value-type="float" office:value="33" calcext:value-type="float">
            <text:p>33</text:p>
          </table:table-cell>
        </table:table-row>
        <table:table-row table:style-name="ro1">
          <table:table-cell/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[.$B$2]*[.B11]+[.$C$2]*[.C11]+[.$D$2]*[.D11]+[.$E$2]*[.E11]+[.$F$2]*[.F11]" office:value-type="float" office:value="3" calcext:value-type="float">
            <text:p>3</text:p>
          </table:table-cell>
          <table:table-cell table:formula="of:=[.$B$3]*[.B11]+[.$C$3]*[.C11]+[.$D$3]*[.D11]+[.$E$3]*[.E11]+[.$F$3]*[.F11]" office:value-type="float" office:value="8" calcext:value-type="float">
            <text:p>8</text:p>
          </table:table-cell>
          <table:table-cell table:formula="of:=[.$B$4]*[.B11]+[.$C$4]*[.C11]+[.$D$4]*[.D11]+[.$E$4]*[.E11]+[.$F$4]*[.F11]" office:value-type="float" office:value="13" calcext:value-type="float">
            <text:p>13</text:p>
          </table:table-cell>
          <table:table-cell table:formula="of:=[.$B$5]*[.B11]+[.$C$5]*[.C11]+[.$D$5]*[.D11]+[.$E$5]*[.E11]+[.$F$5]*[.F11]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[.$B$2]*[.B12]+[.$C$2]*[.C12]+[.$D$2]*[.D12]+[.$E$2]*[.E12]+[.$F$2]*[.F12]" office:value-type="float" office:value="4" calcext:value-type="float">
            <text:p>4</text:p>
          </table:table-cell>
          <table:table-cell table:formula="of:=[.$B$3]*[.B12]+[.$C$3]*[.C12]+[.$D$3]*[.D12]+[.$E$3]*[.E12]+[.$F$3]*[.F12]" office:value-type="float" office:value="14" calcext:value-type="float">
            <text:p>14</text:p>
          </table:table-cell>
          <table:table-cell table:formula="of:=[.$B$4]*[.B12]+[.$C$4]*[.C12]+[.$D$4]*[.D12]+[.$E$4]*[.E12]+[.$F$4]*[.F12]" office:value-type="float" office:value="24" calcext:value-type="float">
            <text:p>24</text:p>
          </table:table-cell>
          <table:table-cell table:formula="of:=[.$B$5]*[.B12]+[.$C$5]*[.C12]+[.$D$5]*[.D12]+[.$E$5]*[.E12]+[.$F$5]*[.F12]" office:value-type="float" office:value="34" calcext:value-type="float">
            <text:p>34</text:p>
          </table:table-cell>
        </table:table-row>
        <table:table-row table:style-name="ro1">
          <table:table-cell/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[.$B$2]*[.B13]+[.$C$2]*[.C13]+[.$D$2]*[.D13]+[.$E$2]*[.E13]+[.$F$2]*[.F13]" office:value-type="float" office:value="5" calcext:value-type="float">
            <text:p>5</text:p>
          </table:table-cell>
          <table:table-cell table:formula="of:=[.$B$3]*[.B13]+[.$C$3]*[.C13]+[.$D$3]*[.D13]+[.$E$3]*[.E13]+[.$F$3]*[.F13]" office:value-type="float" office:value="15" calcext:value-type="float">
            <text:p>15</text:p>
          </table:table-cell>
          <table:table-cell table:formula="of:=[.$B$4]*[.B13]+[.$C$4]*[.C13]+[.$D$4]*[.D13]+[.$E$4]*[.E13]+[.$F$4]*[.F13]" office:value-type="float" office:value="25" calcext:value-type="float">
            <text:p>25</text:p>
          </table:table-cell>
          <table:table-cell table:formula="of:=[.$B$5]*[.B13]+[.$C$5]*[.C13]+[.$D$5]*[.D13]+[.$E$5]*[.E13]+[.$F$5]*[.F13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[.$B$2]*[.B14]+[.$C$2]*[.C14]+[.$D$2]*[.D14]+[.$E$2]*[.E14]+[.$F$2]*[.F14]" office:value-type="float" office:value="6" calcext:value-type="float">
            <text:p>6</text:p>
          </table:table-cell>
          <table:table-cell table:formula="of:=[.$B$3]*[.B14]+[.$C$3]*[.C14]+[.$D$3]*[.D14]+[.$E$3]*[.E14]+[.$F$3]*[.F14]" office:value-type="float" office:value="21" calcext:value-type="float">
            <text:p>21</text:p>
          </table:table-cell>
          <table:table-cell table:formula="of:=[.$B$4]*[.B14]+[.$C$4]*[.C14]+[.$D$4]*[.D14]+[.$E$4]*[.E14]+[.$F$4]*[.F14]" office:value-type="float" office:value="36" calcext:value-type="float">
            <text:p>36</text:p>
          </table:table-cell>
          <table:table-cell table:formula="of:=[.$B$5]*[.B14]+[.$C$5]*[.C14]+[.$D$5]*[.D14]+[.$E$5]*[.E14]+[.$F$5]*[.F14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[.$B$2]*[.B15]+[.$C$2]*[.C15]+[.$D$2]*[.D15]+[.$E$2]*[.E15]+[.$F$2]*[.F15]" office:value-type="float" office:value="4" calcext:value-type="float">
            <text:p>4</text:p>
          </table:table-cell>
          <table:table-cell table:formula="of:=[.$B$3]*[.B15]+[.$C$3]*[.C15]+[.$D$3]*[.D15]+[.$E$3]*[.E15]+[.$F$3]*[.F15]" office:value-type="float" office:value="9" calcext:value-type="float">
            <text:p>9</text:p>
          </table:table-cell>
          <table:table-cell table:formula="of:=[.$B$4]*[.B15]+[.$C$4]*[.C15]+[.$D$4]*[.D15]+[.$E$4]*[.E15]+[.$F$4]*[.F15]" office:value-type="float" office:value="14" calcext:value-type="float">
            <text:p>14</text:p>
          </table:table-cell>
          <table:table-cell table:formula="of:=[.$B$5]*[.B15]+[.$C$5]*[.C15]+[.$D$5]*[.D15]+[.$E$5]*[.E15]+[.$F$5]*[.F15]" office:value-type="float" office:value="19" calcext:value-type="float">
            <text:p>19</text:p>
          </table:table-cell>
        </table:table-row>
        <table:table-row table:style-name="ro1">
          <table:table-cell/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[.$B$2]*[.B16]+[.$C$2]*[.C16]+[.$D$2]*[.D16]+[.$E$2]*[.E16]+[.$F$2]*[.F16]" office:value-type="float" office:value="5" calcext:value-type="float">
            <text:p>5</text:p>
          </table:table-cell>
          <table:table-cell table:formula="of:=[.$B$3]*[.B16]+[.$C$3]*[.C16]+[.$D$3]*[.D16]+[.$E$3]*[.E16]+[.$F$3]*[.F16]" office:value-type="float" office:value="15" calcext:value-type="float">
            <text:p>15</text:p>
          </table:table-cell>
          <table:table-cell table:formula="of:=[.$B$4]*[.B16]+[.$C$4]*[.C16]+[.$D$4]*[.D16]+[.$E$4]*[.E16]+[.$F$4]*[.F16]" office:value-type="float" office:value="25" calcext:value-type="float">
            <text:p>25</text:p>
          </table:table-cell>
          <table:table-cell table:formula="of:=[.$B$5]*[.B16]+[.$C$5]*[.C16]+[.$D$5]*[.D16]+[.$E$5]*[.E16]+[.$F$5]*[.F16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[.$B$2]*[.B17]+[.$C$2]*[.C17]+[.$D$2]*[.D17]+[.$E$2]*[.E17]+[.$F$2]*[.F17]" office:value-type="float" office:value="6" calcext:value-type="float">
            <text:p>6</text:p>
          </table:table-cell>
          <table:table-cell table:formula="of:=[.$B$3]*[.B17]+[.$C$3]*[.C17]+[.$D$3]*[.D17]+[.$E$3]*[.E17]+[.$F$3]*[.F17]" office:value-type="float" office:value="16" calcext:value-type="float">
            <text:p>16</text:p>
          </table:table-cell>
          <table:table-cell table:formula="of:=[.$B$4]*[.B17]+[.$C$4]*[.C17]+[.$D$4]*[.D17]+[.$E$4]*[.E17]+[.$F$4]*[.F17]" office:value-type="float" office:value="26" calcext:value-type="float">
            <text:p>26</text:p>
          </table:table-cell>
          <table:table-cell table:formula="of:=[.$B$5]*[.B17]+[.$C$5]*[.C17]+[.$D$5]*[.D17]+[.$E$5]*[.E17]+[.$F$5]*[.F17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[.$B$2]*[.B18]+[.$C$2]*[.C18]+[.$D$2]*[.D18]+[.$E$2]*[.E18]+[.$F$2]*[.F18]" office:value-type="float" office:value="7" calcext:value-type="float">
            <text:p>7</text:p>
          </table:table-cell>
          <table:table-cell table:formula="of:=[.$B$3]*[.B18]+[.$C$3]*[.C18]+[.$D$3]*[.D18]+[.$E$3]*[.E18]+[.$F$3]*[.F18]" office:value-type="float" office:value="22" calcext:value-type="float">
            <text:p>22</text:p>
          </table:table-cell>
          <table:table-cell table:formula="of:=[.$B$4]*[.B18]+[.$C$4]*[.C18]+[.$D$4]*[.D18]+[.$E$4]*[.E18]+[.$F$4]*[.F18]" office:value-type="float" office:value="37" calcext:value-type="float">
            <text:p>37</text:p>
          </table:table-cell>
          <table:table-cell table:formula="of:=[.$B$5]*[.B18]+[.$C$5]*[.C18]+[.$D$5]*[.D18]+[.$E$5]*[.E18]+[.$F$5]*[.F18]" office:value-type="float" office:value="52" calcext:value-type="float">
            <text:p>52</text:p>
          </table:table-cell>
        </table:table-row>
        <table:table-row table:style-name="ro1">
          <table:table-cell/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[.$B$2]*[.B19]+[.$C$2]*[.C19]+[.$D$2]*[.D19]+[.$E$2]*[.E19]+[.$F$2]*[.F19]" office:value-type="float" office:value="7" calcext:value-type="float">
            <text:p>7</text:p>
          </table:table-cell>
          <table:table-cell table:formula="of:=[.$B$3]*[.B19]+[.$C$3]*[.C19]+[.$D$3]*[.D19]+[.$E$3]*[.E19]+[.$F$3]*[.F19]" office:value-type="float" office:value="17" calcext:value-type="float">
            <text:p>17</text:p>
          </table:table-cell>
          <table:table-cell table:formula="of:=[.$B$4]*[.B19]+[.$C$4]*[.C19]+[.$D$4]*[.D19]+[.$E$4]*[.E19]+[.$F$4]*[.F19]" office:value-type="float" office:value="27" calcext:value-type="float">
            <text:p>27</text:p>
          </table:table-cell>
          <table:table-cell table:formula="of:=[.$B$5]*[.B19]+[.$C$5]*[.C19]+[.$D$5]*[.D19]+[.$E$5]*[.E19]+[.$F$5]*[.F19]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[.$B$2]*[.B20]+[.$C$2]*[.C20]+[.$D$2]*[.D20]+[.$E$2]*[.E20]+[.$F$2]*[.F20]" office:value-type="float" office:value="8" calcext:value-type="float">
            <text:p>8</text:p>
          </table:table-cell>
          <table:table-cell table:formula="of:=[.$B$3]*[.B20]+[.$C$3]*[.C20]+[.$D$3]*[.D20]+[.$E$3]*[.E20]+[.$F$3]*[.F20]" office:value-type="float" office:value="23" calcext:value-type="float">
            <text:p>23</text:p>
          </table:table-cell>
          <table:table-cell table:formula="of:=[.$B$4]*[.B20]+[.$C$4]*[.C20]+[.$D$4]*[.D20]+[.$E$4]*[.E20]+[.$F$4]*[.F20]" office:value-type="float" office:value="38" calcext:value-type="float">
            <text:p>38</text:p>
          </table:table-cell>
          <table:table-cell table:formula="of:=[.$B$5]*[.B20]+[.$C$5]*[.C20]+[.$D$5]*[.D20]+[.$E$5]*[.E20]+[.$F$5]*[.F20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[.$B$2]*[.B21]+[.$C$2]*[.C21]+[.$D$2]*[.D21]+[.$E$2]*[.E21]+[.$F$2]*[.F21]" office:value-type="float" office:value="9" calcext:value-type="float">
            <text:p>9</text:p>
          </table:table-cell>
          <table:table-cell table:formula="of:=[.$B$3]*[.B21]+[.$C$3]*[.C21]+[.$D$3]*[.D21]+[.$E$3]*[.E21]+[.$F$3]*[.F21]" office:value-type="float" office:value="24" calcext:value-type="float">
            <text:p>24</text:p>
          </table:table-cell>
          <table:table-cell table:formula="of:=[.$B$4]*[.B21]+[.$C$4]*[.C21]+[.$D$4]*[.D21]+[.$E$4]*[.E21]+[.$F$4]*[.F21]" office:value-type="float" office:value="39" calcext:value-type="float">
            <text:p>39</text:p>
          </table:table-cell>
          <table:table-cell table:formula="of:=[.$B$5]*[.B21]+[.$C$5]*[.C21]+[.$D$5]*[.D21]+[.$E$5]*[.E21]+[.$F$5]*[.F21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[.$B$2]*[.B22]+[.$C$2]*[.C22]+[.$D$2]*[.D22]+[.$E$2]*[.E22]+[.$F$2]*[.F22]" office:value-type="float" office:value="10" calcext:value-type="float">
            <text:p>10</text:p>
          </table:table-cell>
          <table:table-cell table:formula="of:=[.$B$3]*[.B22]+[.$C$3]*[.C22]+[.$D$3]*[.D22]+[.$E$3]*[.E22]+[.$F$3]*[.F22]" office:value-type="float" office:value="30" calcext:value-type="float">
            <text:p>30</text:p>
          </table:table-cell>
          <table:table-cell table:formula="of:=[.$B$4]*[.B22]+[.$C$4]*[.C22]+[.$D$4]*[.D22]+[.$E$4]*[.E22]+[.$F$4]*[.F22]" office:value-type="float" office:value="50" calcext:value-type="float">
            <text:p>50</text:p>
          </table:table-cell>
          <table:table-cell table:formula="of:=[.$B$5]*[.B22]+[.$C$5]*[.C22]+[.$D$5]*[.D22]+[.$E$5]*[.E22]+[.$F$5]*[.F22]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[.$B$2]*[.B23]+[.$C$2]*[.C23]+[.$D$2]*[.D23]+[.$E$2]*[.E23]+[.$F$2]*[.F23]" office:value-type="float" office:value="5" calcext:value-type="float">
            <text:p>5</text:p>
          </table:table-cell>
          <table:table-cell table:formula="of:=[.$B$3]*[.B23]+[.$C$3]*[.C23]+[.$D$3]*[.D23]+[.$E$3]*[.E23]+[.$F$3]*[.F23]" office:value-type="float" office:value="10" calcext:value-type="float">
            <text:p>10</text:p>
          </table:table-cell>
          <table:table-cell table:formula="of:=[.$B$4]*[.B23]+[.$C$4]*[.C23]+[.$D$4]*[.D23]+[.$E$4]*[.E23]+[.$F$4]*[.F23]" office:value-type="float" office:value="15" calcext:value-type="float">
            <text:p>15</text:p>
          </table:table-cell>
          <table:table-cell table:formula="of:=[.$B$5]*[.B23]+[.$C$5]*[.C23]+[.$D$5]*[.D23]+[.$E$5]*[.E23]+[.$F$5]*[.F23]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[.$B$2]*[.B24]+[.$C$2]*[.C24]+[.$D$2]*[.D24]+[.$E$2]*[.E24]+[.$F$2]*[.F24]" office:value-type="float" office:value="6" calcext:value-type="float">
            <text:p>6</text:p>
          </table:table-cell>
          <table:table-cell table:formula="of:=[.$B$3]*[.B24]+[.$C$3]*[.C24]+[.$D$3]*[.D24]+[.$E$3]*[.E24]+[.$F$3]*[.F24]" office:value-type="float" office:value="16" calcext:value-type="float">
            <text:p>16</text:p>
          </table:table-cell>
          <table:table-cell table:formula="of:=[.$B$4]*[.B24]+[.$C$4]*[.C24]+[.$D$4]*[.D24]+[.$E$4]*[.E24]+[.$F$4]*[.F24]" office:value-type="float" office:value="26" calcext:value-type="float">
            <text:p>26</text:p>
          </table:table-cell>
          <table:table-cell table:formula="of:=[.$B$5]*[.B24]+[.$C$5]*[.C24]+[.$D$5]*[.D24]+[.$E$5]*[.E24]+[.$F$5]*[.F24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[.$B$2]*[.B25]+[.$C$2]*[.C25]+[.$D$2]*[.D25]+[.$E$2]*[.E25]+[.$F$2]*[.F25]" office:value-type="float" office:value="7" calcext:value-type="float">
            <text:p>7</text:p>
          </table:table-cell>
          <table:table-cell table:formula="of:=[.$B$3]*[.B25]+[.$C$3]*[.C25]+[.$D$3]*[.D25]+[.$E$3]*[.E25]+[.$F$3]*[.F25]" office:value-type="float" office:value="17" calcext:value-type="float">
            <text:p>17</text:p>
          </table:table-cell>
          <table:table-cell table:formula="of:=[.$B$4]*[.B25]+[.$C$4]*[.C25]+[.$D$4]*[.D25]+[.$E$4]*[.E25]+[.$F$4]*[.F25]" office:value-type="float" office:value="27" calcext:value-type="float">
            <text:p>27</text:p>
          </table:table-cell>
          <table:table-cell table:formula="of:=[.$B$5]*[.B25]+[.$C$5]*[.C25]+[.$D$5]*[.D25]+[.$E$5]*[.E25]+[.$F$5]*[.F25]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[.$B$2]*[.B26]+[.$C$2]*[.C26]+[.$D$2]*[.D26]+[.$E$2]*[.E26]+[.$F$2]*[.F26]" office:value-type="float" office:value="8" calcext:value-type="float">
            <text:p>8</text:p>
          </table:table-cell>
          <table:table-cell table:formula="of:=[.$B$3]*[.B26]+[.$C$3]*[.C26]+[.$D$3]*[.D26]+[.$E$3]*[.E26]+[.$F$3]*[.F26]" office:value-type="float" office:value="23" calcext:value-type="float">
            <text:p>23</text:p>
          </table:table-cell>
          <table:table-cell table:formula="of:=[.$B$4]*[.B26]+[.$C$4]*[.C26]+[.$D$4]*[.D26]+[.$E$4]*[.E26]+[.$F$4]*[.F26]" office:value-type="float" office:value="38" calcext:value-type="float">
            <text:p>38</text:p>
          </table:table-cell>
          <table:table-cell table:formula="of:=[.$B$5]*[.B26]+[.$C$5]*[.C26]+[.$D$5]*[.D26]+[.$E$5]*[.E26]+[.$F$5]*[.F26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[.$B$2]*[.B27]+[.$C$2]*[.C27]+[.$D$2]*[.D27]+[.$E$2]*[.E27]+[.$F$2]*[.F27]" office:value-type="float" office:value="8" calcext:value-type="float">
            <text:p>8</text:p>
          </table:table-cell>
          <table:table-cell table:formula="of:=[.$B$3]*[.B27]+[.$C$3]*[.C27]+[.$D$3]*[.D27]+[.$E$3]*[.E27]+[.$F$3]*[.F27]" office:value-type="float" office:value="18" calcext:value-type="float">
            <text:p>18</text:p>
          </table:table-cell>
          <table:table-cell table:formula="of:=[.$B$4]*[.B27]+[.$C$4]*[.C27]+[.$D$4]*[.D27]+[.$E$4]*[.E27]+[.$F$4]*[.F27]" office:value-type="float" office:value="28" calcext:value-type="float">
            <text:p>28</text:p>
          </table:table-cell>
          <table:table-cell table:formula="of:=[.$B$5]*[.B27]+[.$C$5]*[.C27]+[.$D$5]*[.D27]+[.$E$5]*[.E27]+[.$F$5]*[.F27]" office:value-type="float" office:value="38" calcext:value-type="float">
            <text:p>38</text:p>
          </table:table-cell>
        </table:table-row>
        <table:table-row table:style-name="ro1">
          <table:table-cell/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[.$B$2]*[.B28]+[.$C$2]*[.C28]+[.$D$2]*[.D28]+[.$E$2]*[.E28]+[.$F$2]*[.F28]" office:value-type="float" office:value="9" calcext:value-type="float">
            <text:p>9</text:p>
          </table:table-cell>
          <table:table-cell table:formula="of:=[.$B$3]*[.B28]+[.$C$3]*[.C28]+[.$D$3]*[.D28]+[.$E$3]*[.E28]+[.$F$3]*[.F28]" office:value-type="float" office:value="24" calcext:value-type="float">
            <text:p>24</text:p>
          </table:table-cell>
          <table:table-cell table:formula="of:=[.$B$4]*[.B28]+[.$C$4]*[.C28]+[.$D$4]*[.D28]+[.$E$4]*[.E28]+[.$F$4]*[.F28]" office:value-type="float" office:value="39" calcext:value-type="float">
            <text:p>39</text:p>
          </table:table-cell>
          <table:table-cell table:formula="of:=[.$B$5]*[.B28]+[.$C$5]*[.C28]+[.$D$5]*[.D28]+[.$E$5]*[.E28]+[.$F$5]*[.F28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[.$B$2]*[.B29]+[.$C$2]*[.C29]+[.$D$2]*[.D29]+[.$E$2]*[.E29]+[.$F$2]*[.F29]" office:value-type="float" office:value="10" calcext:value-type="float">
            <text:p>10</text:p>
          </table:table-cell>
          <table:table-cell table:formula="of:=[.$B$3]*[.B29]+[.$C$3]*[.C29]+[.$D$3]*[.D29]+[.$E$3]*[.E29]+[.$F$3]*[.F29]" office:value-type="float" office:value="25" calcext:value-type="float">
            <text:p>25</text:p>
          </table:table-cell>
          <table:table-cell table:formula="of:=[.$B$4]*[.B29]+[.$C$4]*[.C29]+[.$D$4]*[.D29]+[.$E$4]*[.E29]+[.$F$4]*[.F29]" office:value-type="float" office:value="40" calcext:value-type="float">
            <text:p>40</text:p>
          </table:table-cell>
          <table:table-cell table:formula="of:=[.$B$5]*[.B29]+[.$C$5]*[.C29]+[.$D$5]*[.D29]+[.$E$5]*[.E29]+[.$F$5]*[.F2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[.$B$2]*[.B30]+[.$C$2]*[.C30]+[.$D$2]*[.D30]+[.$E$2]*[.E30]+[.$F$2]*[.F30]" office:value-type="float" office:value="11" calcext:value-type="float">
            <text:p>11</text:p>
          </table:table-cell>
          <table:table-cell table:formula="of:=[.$B$3]*[.B30]+[.$C$3]*[.C30]+[.$D$3]*[.D30]+[.$E$3]*[.E30]+[.$F$3]*[.F30]" office:value-type="float" office:value="31" calcext:value-type="float">
            <text:p>31</text:p>
          </table:table-cell>
          <table:table-cell table:formula="of:=[.$B$4]*[.B30]+[.$C$4]*[.C30]+[.$D$4]*[.D30]+[.$E$4]*[.E30]+[.$F$4]*[.F30]" office:value-type="float" office:value="51" calcext:value-type="float">
            <text:p>51</text:p>
          </table:table-cell>
          <table:table-cell table:formula="of:=[.$B$5]*[.B30]+[.$C$5]*[.C30]+[.$D$5]*[.D30]+[.$E$5]*[.E30]+[.$F$5]*[.F30]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[.$B$2]*[.B31]+[.$C$2]*[.C31]+[.$D$2]*[.D31]+[.$E$2]*[.E31]+[.$F$2]*[.F31]" office:value-type="float" office:value="9" calcext:value-type="float">
            <text:p>9</text:p>
          </table:table-cell>
          <table:table-cell table:formula="of:=[.$B$3]*[.B31]+[.$C$3]*[.C31]+[.$D$3]*[.D31]+[.$E$3]*[.E31]+[.$F$3]*[.F31]" office:value-type="float" office:value="19" calcext:value-type="float">
            <text:p>19</text:p>
          </table:table-cell>
          <table:table-cell table:formula="of:=[.$B$4]*[.B31]+[.$C$4]*[.C31]+[.$D$4]*[.D31]+[.$E$4]*[.E31]+[.$F$4]*[.F31]" office:value-type="float" office:value="29" calcext:value-type="float">
            <text:p>29</text:p>
          </table:table-cell>
          <table:table-cell table:formula="of:=[.$B$5]*[.B31]+[.$C$5]*[.C31]+[.$D$5]*[.D31]+[.$E$5]*[.E31]+[.$F$5]*[.F31]" office:value-type="float" office:value="39" calcext:value-type="float">
            <text:p>39</text:p>
          </table:table-cell>
        </table:table-row>
        <table:table-row table:style-name="ro1">
          <table:table-cell/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[.$B$2]*[.B32]+[.$C$2]*[.C32]+[.$D$2]*[.D32]+[.$E$2]*[.E32]+[.$F$2]*[.F32]" office:value-type="float" office:value="10" calcext:value-type="float">
            <text:p>10</text:p>
          </table:table-cell>
          <table:table-cell table:formula="of:=[.$B$3]*[.B32]+[.$C$3]*[.C32]+[.$D$3]*[.D32]+[.$E$3]*[.E32]+[.$F$3]*[.F32]" office:value-type="float" office:value="25" calcext:value-type="float">
            <text:p>25</text:p>
          </table:table-cell>
          <table:table-cell table:formula="of:=[.$B$4]*[.B32]+[.$C$4]*[.C32]+[.$D$4]*[.D32]+[.$E$4]*[.E32]+[.$F$4]*[.F32]" office:value-type="float" office:value="40" calcext:value-type="float">
            <text:p>40</text:p>
          </table:table-cell>
          <table:table-cell table:formula="of:=[.$B$5]*[.B32]+[.$C$5]*[.C32]+[.$D$5]*[.D32]+[.$E$5]*[.E32]+[.$F$5]*[.F32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[.$B$2]*[.B33]+[.$C$2]*[.C33]+[.$D$2]*[.D33]+[.$E$2]*[.E33]+[.$F$2]*[.F33]" office:value-type="float" office:value="11" calcext:value-type="float">
            <text:p>11</text:p>
          </table:table-cell>
          <table:table-cell table:formula="of:=[.$B$3]*[.B33]+[.$C$3]*[.C33]+[.$D$3]*[.D33]+[.$E$3]*[.E33]+[.$F$3]*[.F33]" office:value-type="float" office:value="26" calcext:value-type="float">
            <text:p>26</text:p>
          </table:table-cell>
          <table:table-cell table:formula="of:=[.$B$4]*[.B33]+[.$C$4]*[.C33]+[.$D$4]*[.D33]+[.$E$4]*[.E33]+[.$F$4]*[.F33]" office:value-type="float" office:value="41" calcext:value-type="float">
            <text:p>41</text:p>
          </table:table-cell>
          <table:table-cell table:formula="of:=[.$B$5]*[.B33]+[.$C$5]*[.C33]+[.$D$5]*[.D33]+[.$E$5]*[.E33]+[.$F$5]*[.F33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[.$B$2]*[.B34]+[.$C$2]*[.C34]+[.$D$2]*[.D34]+[.$E$2]*[.E34]+[.$F$2]*[.F34]" office:value-type="float" office:value="12" calcext:value-type="float">
            <text:p>12</text:p>
          </table:table-cell>
          <table:table-cell table:formula="of:=[.$B$3]*[.B34]+[.$C$3]*[.C34]+[.$D$3]*[.D34]+[.$E$3]*[.E34]+[.$F$3]*[.F34]" office:value-type="float" office:value="32" calcext:value-type="float">
            <text:p>32</text:p>
          </table:table-cell>
          <table:table-cell table:formula="of:=[.$B$4]*[.B34]+[.$C$4]*[.C34]+[.$D$4]*[.D34]+[.$E$4]*[.E34]+[.$F$4]*[.F34]" office:value-type="float" office:value="52" calcext:value-type="float">
            <text:p>52</text:p>
          </table:table-cell>
          <table:table-cell table:formula="of:=[.$B$5]*[.B34]+[.$C$5]*[.C34]+[.$D$5]*[.D34]+[.$E$5]*[.E34]+[.$F$5]*[.F34]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[.$B$2]*[.B35]+[.$C$2]*[.C35]+[.$D$2]*[.D35]+[.$E$2]*[.E35]+[.$F$2]*[.F35]" office:value-type="float" office:value="12" calcext:value-type="float">
            <text:p>12</text:p>
          </table:table-cell>
          <table:table-cell table:formula="of:=[.$B$3]*[.B35]+[.$C$3]*[.C35]+[.$D$3]*[.D35]+[.$E$3]*[.E35]+[.$F$3]*[.F35]" office:value-type="float" office:value="27" calcext:value-type="float">
            <text:p>27</text:p>
          </table:table-cell>
          <table:table-cell table:formula="of:=[.$B$4]*[.B35]+[.$C$4]*[.C35]+[.$D$4]*[.D35]+[.$E$4]*[.E35]+[.$F$4]*[.F35]" office:value-type="float" office:value="42" calcext:value-type="float">
            <text:p>42</text:p>
          </table:table-cell>
          <table:table-cell table:formula="of:=[.$B$5]*[.B35]+[.$C$5]*[.C35]+[.$D$5]*[.D35]+[.$E$5]*[.E35]+[.$F$5]*[.F35]" office:value-type="float" office:value="57" calcext:value-type="float">
            <text:p>57</text:p>
          </table:table-cell>
        </table:table-row>
        <table:table-row table:style-name="ro1">
          <table:table-cell/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[.$B$2]*[.B36]+[.$C$2]*[.C36]+[.$D$2]*[.D36]+[.$E$2]*[.E36]+[.$F$2]*[.F36]" office:value-type="float" office:value="13" calcext:value-type="float">
            <text:p>13</text:p>
          </table:table-cell>
          <table:table-cell table:formula="of:=[.$B$3]*[.B36]+[.$C$3]*[.C36]+[.$D$3]*[.D36]+[.$E$3]*[.E36]+[.$F$3]*[.F36]" office:value-type="float" office:value="33" calcext:value-type="float">
            <text:p>33</text:p>
          </table:table-cell>
          <table:table-cell table:formula="of:=[.$B$4]*[.B36]+[.$C$4]*[.C36]+[.$D$4]*[.D36]+[.$E$4]*[.E36]+[.$F$4]*[.F36]" office:value-type="float" office:value="53" calcext:value-type="float">
            <text:p>53</text:p>
          </table:table-cell>
          <table:table-cell table:formula="of:=[.$B$5]*[.B36]+[.$C$5]*[.C36]+[.$D$5]*[.D36]+[.$E$5]*[.E36]+[.$F$5]*[.F36]"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MOD(QUOTIENT(ROW()-7;2^(COLUMN()-2));2)" office:value-type="float" office:value="0" calcext:value-type="float">
            <text:p>0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[.$B$2]*[.B37]+[.$C$2]*[.C37]+[.$D$2]*[.D37]+[.$E$2]*[.E37]+[.$F$2]*[.F37]" office:value-type="float" office:value="14" calcext:value-type="float">
            <text:p>14</text:p>
          </table:table-cell>
          <table:table-cell table:formula="of:=[.$B$3]*[.B37]+[.$C$3]*[.C37]+[.$D$3]*[.D37]+[.$E$3]*[.E37]+[.$F$3]*[.F37]" office:value-type="float" office:value="34" calcext:value-type="float">
            <text:p>34</text:p>
          </table:table-cell>
          <table:table-cell table:formula="of:=[.$B$4]*[.B37]+[.$C$4]*[.C37]+[.$D$4]*[.D37]+[.$E$4]*[.E37]+[.$F$4]*[.F37]" office:value-type="float" office:value="54" calcext:value-type="float">
            <text:p>54</text:p>
          </table:table-cell>
          <table:table-cell table:formula="of:=[.$B$5]*[.B37]+[.$C$5]*[.C37]+[.$D$5]*[.D37]+[.$E$5]*[.E37]+[.$F$5]*[.F37]" office:value-type="float" office:value="74" calcext:value-type="float">
            <text:p>74</text:p>
          </table:table-cell>
        </table:table-row>
        <table:table-row table:style-name="ro1">
          <table:table-cell/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MOD(QUOTIENT(ROW()-7;2^(COLUMN()-2));2)" office:value-type="float" office:value="1" calcext:value-type="float">
            <text:p>1</text:p>
          </table:table-cell>
          <table:table-cell table:formula="of:=[.$B$2]*[.B38]+[.$C$2]*[.C38]+[.$D$2]*[.D38]+[.$E$2]*[.E38]+[.$F$2]*[.F38]" office:value-type="float" office:value="15" calcext:value-type="float">
            <text:p>15</text:p>
          </table:table-cell>
          <table:table-cell table:formula="of:=[.$B$3]*[.B38]+[.$C$3]*[.C38]+[.$D$3]*[.D38]+[.$E$3]*[.E38]+[.$F$3]*[.F38]" office:value-type="float" office:value="40" calcext:value-type="float">
            <text:p>40</text:p>
          </table:table-cell>
          <table:table-cell table:formula="of:=[.$B$4]*[.B38]+[.$C$4]*[.C38]+[.$D$4]*[.D38]+[.$E$4]*[.E38]+[.$F$4]*[.F38]" office:value-type="float" office:value="65" calcext:value-type="float">
            <text:p>65</text:p>
          </table:table-cell>
          <table:table-cell table:formula="of:=[.$B$5]*[.B38]+[.$C$5]*[.C38]+[.$D$5]*[.D38]+[.$E$5]*[.E38]+[.$F$5]*[.F38]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Data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5" calcext:value-type="float">
            <text:p>0.2125</text:p>
          </table:table-cell>
          <table:table-cell table:formula="of:=[.$B$2]*[.B40]+[.$C$2]*[.C40]+[.$D$2]*[.D40]+[.$E$2]*[.E40]+[.$F$2]*[.F40]" office:value-type="float" office:value="2.1625" calcext:value-type="float">
            <text:p>2.1625</text:p>
          </table:table-cell>
          <table:table-cell table:formula="of:=[.$B$3]*[.B40]+[.$C$3]*[.C40]+[.$D$3]*[.D40]+[.$E$3]*[.E40]+[.$F$3]*[.F40]" office:value-type="float" office:value="6.225" calcext:value-type="float">
            <text:p>6.225</text:p>
          </table:table-cell>
          <table:table-cell table:formula="of:=[.$B$4]*[.B40]+[.$C$4]*[.C40]+[.$D$4]*[.D40]+[.$E$4]*[.E40]+[.$F$4]*[.F40]" office:value-type="float" office:value="10.2875" calcext:value-type="float">
            <text:p>10.2875</text:p>
          </table:table-cell>
          <table:table-cell table:formula="of:=[.$B$5]*[.B40]+[.$C$5]*[.C40]+[.$D$5]*[.D40]+[.$E$5]*[.E40]+[.$F$5]*[.F40]" office:value-type="float" office:value="14.35" calcext:value-type="float">
            <text:p>14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11:22:38.111904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4:26:19.650668537</meta:creation-date>
    <dc:date>2020-01-22T12:18:33.533614968</dc:date>
    <meta:editing-duration>PT55M36S</meta:editing-duration>
    <meta:editing-cycles>2</meta:editing-cycles>
    <meta:generator>LibreOffice/6.0.7.3$Linux_X86_64 LibreOffice_project/00m0$Build-3</meta:generator>
    <meta:document-statistic meta:table-count="1" meta:cell-count="333" meta:object-count="0"/>
  </office:meta>
</office:document-meta>
</file>